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ASES DEL JUEGO DE NAVIDAD</text:p>
      <text:p text:style-name="P1"/>
      <text:p text:style-name="P2"/>
      <text:list xml:id="list1810250549879454552" text:style-name="L1">
        <text:list-item>
          <text:p text:style-name="P3">Elaboración del borde y los puntos</text:p>
        </text:list-item>
        <text:list-item>
          <text:p text:style-name="P3">Configuración del malo</text:p>
        </text:list-item>
        <text:list-item>
          <text:p text:style-name="P3">Copiar dicha programación para otro adversario y ajustarla</text:p>
        </text:list-item>
        <text:list-item>
          <text:p text:style-name="P3">Configuración del personaje bueno con sus respectivos parámetros</text:p>
        </text:list-item>
        <text:list-item>
          <text:p text:style-name="P3">Hacer que con cada movimiento del bueno se sumen puntos</text:p>
        </text:list-item>
        <text:list-item>
          <text:p text:style-name="P3">Parar el juego al pulsar tecla ESCAPE</text:p>
        </text:list-item>
        <text:list-item>
          <text:p text:style-name="P3">Pararlo cuando la posición de los malos es igual a la del bueno </text:p>
        </text:list-item>
        <text:list-item>
          <text:p text:style-name="P3">Validar las vidas, y cada vez que se choquen <text:s/>quitar una.</text:p>
        </text:list-item>
        <text:list-item>
          <text:p text:style-name="P3">Parar el juego cuando ya no haya vidas.</text:p>
        </text:list-item>
      </text:list>
      <text:p text:style-name="P2"/>
      <text:p text:style-name="P2">NOTA: <text:s/>¿ las dos últimas las podría hacer a la vez 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esteban</meta:initial-creator>
    <meta:creation-date>2015-12-21T15:26:41.95</meta:creation-date>
    <meta:document-statistic meta:table-count="0" meta:image-count="0" meta:object-count="0" meta:page-count="1" meta:paragraph-count="11" meta:word-count="100" meta:character-count="519"/>
    <dc:date>2015-12-21T15:34:55.03</dc:date>
    <dc:creator>cristina esteban</dc:creator>
    <meta:editing-duration>PT8M18S</meta:editing-duration>
    <meta:editing-cycles>1</meta:editing-cycles>
    <meta:generator>OpenOffice/4.0.1$Win32 OpenOffice.org_project/401m5$Build-9714</meta:generator>
  </office:meta>
</office:document-meta>
</file>